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8cm" svg:y="9.2cm" presentation:class="title" presentation:user-transformed="true">
          <draw:text-box>
            <text:p>Практика 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номер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27:05.576793845</meta:creation-date>
    <meta:editing-duration>PT1M47S</meta:editing-duration>
    <meta:editing-cycles>2</meta:editing-cycles>
    <meta:generator>LibreOffice/6.4.7.2$Linux_X86_64 LibreOffice_project/40$Build-2</meta:generator>
    <dc:title>Alizarin</dc:title>
    <dc:date>2022-05-07T21:28:52.428960951</dc:date>
    <meta:document-statistic meta:object-count="45"/>
  </office:meta>
</office:document-meta>
</file>